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8000001AE9C0F973F352736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71cm" svg:height="9.734cm" svg:x="0.762cm" svg:y="1.524cm">
          <draw:image xlink:href="Pictures/10000201000002B8000001AE9C0F973F352736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1:32:35.455921137</meta:creation-date>
    <dc:date>2020-08-25T01:33:57.548651184</dc:date>
    <meta:editing-duration>PT1M23S</meta:editing-duration>
    <meta:editing-cycles>1</meta:editing-cycles>
    <meta:document-statistic meta:object-count="24"/>
    <meta:generator>LibreOffice/6.4.5.2$Linux_X86_64 LibreOffice_project/40$Build-2</meta:generator>
  </office:meta>
</office:document-meta>
</file>